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08000000080EA41245B29A115A.png" manifest:media-type="image/png"/>
  <manifest:file-entry manifest:full-path="Pictures/1000000000000008000000082131050AC4440536.png" manifest:media-type="image/png"/>
  <manifest:file-entry manifest:full-path="Pictures/1000000000000008000000087AA6B40AC56E38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in-height="3.1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co1" style:family="table-column">
      <style:table-column-properties style:column-width="10.161cm" style:use-optimal-column-width="false"/>
    </style:style>
    <style:style style:name="ro1" style:family="table-row">
      <style:table-row-properties style:row-height="2.54cm" style:use-optimal-row-height="false"/>
    </style:style>
    <style:style style:name="ro2" style:family="table-row">
      <style:table-row-properties style:row-height="2.541cm" style:use-optimal-row-height="false"/>
    </style:style>
    <style:style style:name="ce1" style:family="table-cell">
      <loext:graphic-properties draw:fill="gradient" draw:fill-color="#8ed0ff" draw:fill-gradient-name="Gradient_20_1" draw:gradient-step-count="64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69abf1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gradient" draw:fill-color="#8ed0ff" draw:fill-gradient-name="Gradient_20_2" draw:gradient-step-count="64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hatch" draw:fill-color="#8ed0ff" draw:fill-hatch-name="Black_20_45_20_Degrees" draw:fill-hatch-solid="true" style:repeat="repeat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51cm" svg:height="3.429cm" draw:transform="rotate (-1.5707963267949) translate (14.415cm 6.334cm)">
          <draw:text-box>
            <text:p text:style-name="P1">Current stack frame</text:p>
          </draw:text-box>
        </draw:frame>
        <draw:frame draw:style-name="gr1" draw:text-style-name="P2" draw:layer="layout" svg:width="7.851cm" svg:height="3.429cm" draw:transform="rotate (-1.5707963267949) translate (14.415cm 15.247cm)">
          <draw:text-box>
            <text:p text:style-name="P1">Previous stack frame</text:p>
          </draw:text-box>
        </draw:frame>
        <draw:g>
          <draw:frame draw:style-name="standard" draw:layer="layout" svg:width="10.16cm" svg:height="25.4cm" svg:x="1.002cm" svg:y="2.5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/>
              </table:table-row>
              <table:table-row table:style-name="ro1">
                <table:table-cell table:style-name="ce3">
                  <text:p text:style-name="P4"><text:span text:style-name="T1">SFP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RIP</text:span></text:p>
                </table:table-cell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>
                  <text:p text:style-name="P4"><text:span text:style-name="T1">Pointer to buffer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Lower stack regions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5" draw:layer="layout" svg:width="10.16cm" svg:height="0.965cm" svg:x="1cm" svg:y="1.222cm">
            <draw:text-box>
              <text:p text:style-name="P1"><text:span text:style-name="T2">Before overflowing the buffer</text:span></text:p>
            </draw:text-box>
          </draw:frame>
          <draw:line draw:style-name="gr3" draw:text-style-name="P6" draw:layer="layout" svg:x1="1.889cm" svg:y1="24.368cm" svg:x2="1.889cm" svg:y2="6.334cm">
            <text:p/>
          </draw:line>
          <draw:frame draw:style-name="gr1" draw:text-style-name="P2" draw:layer="layout" svg:width="7.851cm" svg:height="2.54cm" draw:transform="rotate (-1.5707963267949) translate (4.465cm 5.055cm)">
            <draw:text-box>
              <text:p text:style-name="P1">-------- Buffer --------</text:p>
            </draw:text-box>
          </draw:frame>
        </draw:g>
        <draw:g>
          <draw:frame draw:style-name="gr4" draw:text-style-name="P5" draw:layer="layout" svg:width="10.16cm" svg:height="0.962cm" svg:x="14.24cm" svg:y="1.229cm">
            <draw:text-box>
              <text:p text:style-name="P1"><text:span text:style-name="T2">After overflowing the buffer</text:span></text:p>
            </draw:text-box>
          </draw:frame>
          <draw:frame draw:style-name="standard" draw:layer="layout" svg:width="10.16cm" svg:height="25.4cm" svg:x="14.238cm" svg:y="2.581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&amp;ret</text:span></text:p>
                </table:table-cell>
              </table:table-row>
              <table:table-row table:style-name="ro1">
                <table:table-cell table:style-name="ce6">
                  <text:p text:style-name="P4"><text:span text:style-name="T1">&amp;pop;ret</text:span></text:p>
                </table:table-cell>
              </table:table-row>
              <table:table-row table:style-name="ro1">
                <table:table-cell table:style-name="ce8"/>
              </table:table-row>
              <table:table-row table:style-name="ro1">
                <table:table-cell table:style-name="ce6">
                  <text:p text:style-name="P4"><text:span text:style-name="T1">Pointer to buffer 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Lower stack regions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3" draw:text-style-name="P6" draw:layer="layout" svg:x1="15.205cm" svg:y1="24.47cm" svg:x2="15.205cm" svg:y2="6.436cm">
            <text:p/>
          </draw:line>
          <draw:line draw:style-name="gr5" draw:text-style-name="P6" draw:layer="layout" svg:x1="22.59cm" svg:y1="16.494cm" svg:x2="22.59cm" svg:y2="19.034cm">
            <text:p/>
          </draw:line>
          <draw:line draw:style-name="gr5" draw:text-style-name="P6" draw:layer="layout" svg:x1="22.59cm" svg:y1="19.542cm" svg:x2="22.59cm" svg:y2="24.36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ed0ff" draw:end-color="#ffffff" draw:start-intensity="100%" draw:end-intensity="100%" draw:angle="1800" draw:border="0%"/>
    <draw:gradient draw:name="Gradient_20_2" draw:display-name="Gradient 2" draw:style="linear" draw:start-color="#8ed0f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Bitmap_20_1" draw:display-name="Bitmap 1" xlink:href="Pictures/1000000000000008000000087AA6B40AC56E384C.png" xlink:type="simple" xlink:show="embed" xlink:actuate="onLoad"/>
    <draw:fill-image draw:name="Bitmap_20_2" draw:display-name="Bitmap 2" xlink:href="Pictures/1000000000000008000000082131050AC4440536.png" xlink:type="simple" xlink:show="embed" xlink:actuate="onLoad"/>
    <draw:fill-image draw:name="Bitmap_20_3" draw:display-name="Bitmap 3" xlink:href="Pictures/1000000000000008000000080EA41245B29A115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24:28.321910953</meta:creation-date>
    <meta:editing-duration>PT26M19S</meta:editing-duration>
    <meta:editing-cycles>6</meta:editing-cycles>
    <meta:generator>LibreOffice/6.4.4.2$Linux_X86_64 LibreOffice_project/40$Build-2</meta:generator>
    <dc:date>2020-06-11T10:09:42.973018346</dc:date>
    <meta:document-statistic meta:object-count="13"/>
  </office:meta>
</office:document-meta>
</file>